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620" officeooo:paragraph-rsid="001496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leetcode.com/problems/find-all-anagrams-in-a-string/" text:style-name="Internet_20_link" text:visited-style-name="Visited_20_Internet_20_Link">https://leetcode.com/problems/find-all-anagrams-in-a-string/</text:a></text:p>
      <text:p text:style-name="P1"/>
      <text:p text:style-name="P1">public class Solution {</text:p>
      <text:p text:style-name="P1"><text:s text:c="4"/>public List&lt;Integer&gt; findAnagrams(String s, String p) </text:p>
      <text:p text:style-name="P1"><text:s text:c="4"/>{</text:p>
      <text:p text:style-name="P1"><text:s text:c="8"/>if(s == null || p == null)</text:p>
      <text:p text:style-name="P1"><text:s text:c="8"/>{</text:p>
      <text:p text:style-name="P1"><text:s text:c="12"/>return null;</text:p>
      <text:p text:style-name="P1"><text:s text:c="8"/>}</text:p>
      <text:p text:style-name="P1"><text:s text:c="8"/>LinkedList&lt;Integer&gt; results = new LinkedList&lt;Integer&gt;();</text:p>
      <text:p text:style-name="P1"><text:s text:c="8"/>if ( s.length() &lt; p.length())</text:p>
      <text:p text:style-name="P1"><text:s text:c="8"/>{</text:p>
      <text:p text:style-name="P1"><text:s text:c="12"/>return results;</text:p>
      <text:p text:style-name="P1"><text:s text:c="8"/>}</text:p>
      <text:p text:style-name="P1"><text:s text:c="8"/>else</text:p>
      <text:p text:style-name="P1"><text:s text:c="8"/>{</text:p>
      <text:p text:style-name="P1"><text:s text:c="12"/>int[] sMap = new int[26];</text:p>
      <text:p text:style-name="P1"><text:s text:c="12"/>int[] pMap = new int[26]; </text:p>
      <text:p text:style-name="P1"><text:s text:c="12"/></text:p>
      <text:p text:style-name="P1"><text:s text:c="12"/>char[] sArr = s.toCharArray();</text:p>
      <text:p text:style-name="P1"><text:s text:c="12"/>char[] pArr = p.toCharArray();</text:p>
      <text:p text:style-name="P1"><text:s text:c="12"/></text:p>
      <text:p text:style-name="P1"><text:s text:c="12"/>for(int i = 0; i &lt; pArr.length; i++)</text:p>
      <text:p text:style-name="P1"><text:s text:c="12"/>{</text:p>
      <text:p text:style-name="P1"><text:s text:c="16"/>pMap[(int)(pArr[i] - 'a')]++;</text:p>
      <text:p text:style-name="P1"><text:s text:c="12"/>}</text:p>
      <text:p text:style-name="P1"><text:s text:c="12"/></text:p>
      <text:p text:style-name="P1"><text:s text:c="12"/>// set up initial sMap ... to pArr-1, # of characters, initially!</text:p>
      <text:p text:style-name="P1"><text:s text:c="12"/>// s: "cbaebabacd" p: "abc" ... so iterate over "cb", tbh. then start @ a</text:p>
      <text:p text:style-name="P1"><text:s text:c="12"/>// keep updating this, over time!</text:p>
      <text:p text:style-name="P1"><text:s text:c="12"/>// in a sense, I'm doing a "sliding window" esque processing ! ... thus, a bit more difficult to analyze</text:p>
      <text:p text:style-name="P1"><text:s text:c="12"/>// also ... working with arrays, instead of HM. </text:p>
      <text:p text:style-name="P1"><text:s text:c="12"/>int elimIdx = 0; </text:p>
      <text:p text:style-name="P1"><text:s text:c="12"/>for(int i = 0; i &lt; pArr.length - 1; i++)</text:p>
      <text:p text:style-name="P1"><text:s text:c="12"/>{</text:p>
      <text:p text:style-name="P1"><text:s text:c="16"/>//sMap[(int)(pArr[i] - 'a')]++;</text:p>
      <text:p text:style-name="P1"><text:s text:c="16"/>sMap[(int)(sArr[i] - 'a')]++; </text:p>
      <text:p text:style-name="P1"><text:s text:c="12"/>}</text:p>
      <text:p text:style-name="P1"><text:s text:c="12"/></text:p>
      <text:p text:style-name="P1"><text:s text:c="12"/>// I expect first case to pass, @ least</text:p>
      <text:p text:style-name="P1"><text:s text:c="12"/>//for(int i = pArr.length - 1; i &lt; sArr.length - pArr.length; i++) ... also was a bug !</text:p>
      <text:p text:style-name="P1"><text:s text:c="12"/>for(int i = pArr.length - 1; i &lt; sArr.length; i++)</text:p>
      <text:p text:style-name="P1"><text:s text:c="12"/>{</text:p>
      <text:p text:style-name="P1"><text:s text:c="16"/>sMap[(int)(sArr[i] - 'a')]++;</text:p>
      <text:p text:style-name="P1"><text:s text:c="16"/>// for(int x = 0; x &lt; 26; x++)</text:p>
      <text:p text:style-name="P1"><text:s text:c="16"/>// {</text:p>
      <text:p text:style-name="P1"><text:s text:c="16"/>// <text:s text:c="4"/>System.out.println(x + "\t" + sMap[x] + "\t" + pMap[x]);</text:p>
      <text:p text:style-name="P1"><text:s text:c="16"/>// }</text:p>
      <text:p text:style-name="P1"><text:soft-page-break/><text:s text:c="16"/>if(overlapMaps(sMap,pMap))</text:p>
      <text:p text:style-name="P1"><text:s text:c="16"/>{</text:p>
      <text:p text:style-name="P1"><text:s text:c="20"/>results.add(i - (pArr.length - 1)); </text:p>
      <text:p text:style-name="P1"><text:s text:c="16"/>}</text:p>
      <text:p text:style-name="P1"><text:s text:c="20"/>// get rid of the 1st idx, in sMap! </text:p>
      <text:p text:style-name="P1"><text:s text:c="20"/>sMap[(int)(sArr[elimIdx] - 'a')]--;</text:p>
      <text:p text:style-name="P1"><text:s text:c="20"/>elimIdx++; </text:p>
      <text:p text:style-name="P1"><text:s text:c="16"/>// } ... also a bug</text:p>
      <text:p text:style-name="P1"><text:s text:c="12"/>}</text:p>
      <text:p text:style-name="P1"><text:s text:c="12"/></text:p>
      <text:p text:style-name="P1"><text:s text:c="8"/>}</text:p>
      <text:p text:style-name="P1"><text:s text:c="8"/>return results;</text:p>
      <text:p text:style-name="P1"><text:s text:c="4"/>}</text:p>
      <text:p text:style-name="P1"><text:s text:c="4"/></text:p>
      <text:p text:style-name="P1"><text:s text:c="4"/>// algo performance :: O(s) time, O(1) space </text:p>
      <text:p text:style-name="P1"><text:s text:c="4"/>// O(1) = o(26) # of comparisons</text:p>
      <text:p text:style-name="P1"><text:s text:c="4"/>public boolean overlapMaps(int[] sMap, int[] pMap)</text:p>
      <text:p text:style-name="P1"><text:s text:c="4"/>{</text:p>
      <text:p text:style-name="P1"><text:s text:c="8"/>boolean stat = true;</text:p>
      <text:p text:style-name="P1"><text:s text:c="8"/>for(int i = 0; i &lt; pMap.length; i++)</text:p>
      <text:p text:style-name="P1"><text:s text:c="8"/>{</text:p>
      <text:p text:style-name="P1"><text:s text:c="12"/>if(pMap[i] &gt; sMap[i])</text:p>
      <text:p text:style-name="P1"><text:s text:c="12"/>{</text:p>
      <text:p text:style-name="P1"><text:s text:c="16"/>stat = false;</text:p>
      <text:p text:style-name="P1"><text:s text:c="16"/>break; </text:p>
      <text:p text:style-name="P1"><text:s text:c="12"/>}</text:p>
      <text:p text:style-name="P1"><text:s text:c="12"/>// clearly, sMap has an insufficient # of characters</text:p>
      <text:p text:style-name="P1"><text:s text:c="8"/>}</text:p>
      <text:p text:style-name="P1"><text:s text:c="8"/>return stat; </text:p>
      <text:p text:style-name="P1"><text:s text:c="4"/>}</text:p>
      <text:p text:style-name="P1"><text:s text:c="4"/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6:18:05.250902526</meta:creation-date>
    <dc:date>2017-01-29T16:18:19.434886303</dc:date>
    <meta:editing-duration>PT14S</meta:editing-duration>
    <meta:editing-cycles>1</meta:editing-cycles>
    <meta:document-statistic meta:table-count="0" meta:image-count="0" meta:object-count="0" meta:page-count="2" meta:paragraph-count="79" meta:word-count="309" meta:character-count="2548" meta:non-whitespace-character-count="1441"/>
    <meta:generator>LibreOffice/5.1.4.2$Linux_X86_64 LibreOffice_project/10m0$Build-2</meta:generator>
  </office:meta>
</office:document-meta>
</file>